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9217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8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 style:data-style-name="N2"/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imulation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13" table:number-columns-repeated="2" table:default-cell-style-name="ce11"/>
        <table:table-column table:style-name="co14" table:default-cell-style-name="ce4"/>
        <table:table-column table:style-name="co15" table:default-cell-style-name="ce11"/>
        <table:table-column table:style-name="co16" table:default-cell-style-name="ce11"/>
        <table:table-column table:style-name="co9" table:default-cell-style-name="ce11"/>
        <table:table-column table:style-name="co9" table:default-cell-style-name="ce4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0.427037" calcext:value-type="float">
            <text:p>980.43</text:p>
          </table:table-cell>
          <table:table-cell table:formula="of:=[.E5]-[.G5]" office:value-type="float" office:value="108.012946" calcext:value-type="float">
            <text:p>108.01</text:p>
          </table:table-cell>
          <table:table-cell office:value-type="float" office:value="872.414091" calcext:value-type="float">
            <text:p>872.41</text:p>
          </table:table-cell>
          <table:table-cell office:value-type="float" office:value="980.589068" calcext:value-type="float">
            <text:p>980.59</text:p>
          </table:table-cell>
          <table:table-cell office:value-type="float" office:value="0.028286" calcext:value-type="float">
            <text:p>0.03</text:p>
          </table:table-cell>
          <table:table-cell office:value-type="float" office:value="171.430012" calcext:value-type="float">
            <text:p>171.43</text:p>
          </table:table-cell>
          <table:table-cell office:value-type="float" office:value="809.11085" calcext:value-type="float">
            <text:p>809.11</text:p>
          </table:table-cell>
          <table:table-cell office:value-type="float" office:value="980.589247" calcext:value-type="float">
            <text:p>980.5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8.98459" calcext:value-type="float">
            <text:p>528.98</text:p>
          </table:table-cell>
          <table:table-cell table:formula="of:=[.E6]-[.G6]" office:value-type="float" office:value="111.777077" calcext:value-type="float">
            <text:p>111.78</text:p>
          </table:table-cell>
          <table:table-cell office:value-type="float" office:value="417.207513" calcext:value-type="float">
            <text:p>417.21</text:p>
          </table:table-cell>
          <table:table-cell office:value-type="float" office:value="529.069142" calcext:value-type="float">
            <text:p>529.07</text:p>
          </table:table-cell>
          <table:table-cell office:value-type="float" office:value="0.025441" calcext:value-type="float">
            <text:p>0.03</text:p>
          </table:table-cell>
          <table:table-cell office:value-type="float" office:value="89.66709" calcext:value-type="float">
            <text:p>89.67</text:p>
          </table:table-cell>
          <table:table-cell office:value-type="float" office:value="439.350395" calcext:value-type="float">
            <text:p>439.35</text:p>
          </table:table-cell>
          <table:table-cell office:value-type="float" office:value="529.069313" calcext:value-type="float">
            <text:p>529.0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71.833848" calcext:value-type="float">
            <text:p>471.83</text:p>
          </table:table-cell>
          <table:table-cell table:formula="of:=[.E7]-[.G7]" office:value-type="float" office:value="123.216294" calcext:value-type="float">
            <text:p>123.22</text:p>
          </table:table-cell>
          <table:table-cell office:value-type="float" office:value="348.617554" calcext:value-type="float">
            <text:p>348.62</text:p>
          </table:table-cell>
          <table:table-cell office:value-type="float" office:value="471.893408" calcext:value-type="float">
            <text:p>471.89</text:p>
          </table:table-cell>
          <table:table-cell office:value-type="float" office:value="0.02728" calcext:value-type="float">
            <text:p>0.03</text:p>
          </table:table-cell>
          <table:table-cell office:value-type="float" office:value="132.105499" calcext:value-type="float">
            <text:p>132.11</text:p>
          </table:table-cell>
          <table:table-cell office:value-type="float" office:value="339.733943" calcext:value-type="float">
            <text:p>339.73</text:p>
          </table:table-cell>
          <table:table-cell office:value-type="float" office:value="471.893553" calcext:value-type="float">
            <text:p>471.8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87.370337" calcext:value-type="float">
            <text:p>487.37</text:p>
          </table:table-cell>
          <table:table-cell table:formula="of:=[.E8]-[.G8]" office:value-type="float" office:value="143.15029" calcext:value-type="float">
            <text:p>143.15</text:p>
          </table:table-cell>
          <table:table-cell office:value-type="float" office:value="344.220047" calcext:value-type="float">
            <text:p>344.22</text:p>
          </table:table-cell>
          <table:table-cell office:value-type="float" office:value="487.449339" calcext:value-type="float">
            <text:p>487.45</text:p>
          </table:table-cell>
          <table:table-cell office:value-type="float" office:value="0.027385" calcext:value-type="float">
            <text:p>0.03</text:p>
          </table:table-cell>
          <table:table-cell office:value-type="float" office:value="191.160824" calcext:value-type="float">
            <text:p>191.16</text:p>
          </table:table-cell>
          <table:table-cell office:value-type="float" office:value="296.229946" calcext:value-type="float">
            <text:p>296.23</text:p>
          </table:table-cell>
          <table:table-cell office:value-type="float" office:value="487.44952" calcext:value-type="float">
            <text:p>487.4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4.18115" calcext:value-type="float">
            <text:p>394.18</text:p>
          </table:table-cell>
          <table:table-cell table:formula="of:=[.E9]-[.G9]" office:value-type="float" office:value="149.669344" calcext:value-type="float">
            <text:p>149.67</text:p>
          </table:table-cell>
          <table:table-cell office:value-type="float" office:value="244.511806" calcext:value-type="float">
            <text:p>244.51</text:p>
          </table:table-cell>
          <table:table-cell office:value-type="float" office:value="394.237206" calcext:value-type="float">
            <text:p>394.24</text:p>
          </table:table-cell>
          <table:table-cell office:value-type="float" office:value="0.028017" calcext:value-type="float">
            <text:p>0.03</text:p>
          </table:table-cell>
          <table:table-cell office:value-type="float" office:value="154.217004" calcext:value-type="float">
            <text:p>154.22</text:p>
          </table:table-cell>
          <table:table-cell office:value-type="float" office:value="239.960756" calcext:value-type="float">
            <text:p>239.96</text:p>
          </table:table-cell>
          <table:table-cell office:value-type="float" office:value="394.237411" calcext:value-type="float">
            <text:p>394.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8.788733" calcext:value-type="float">
            <text:p>328.79</text:p>
          </table:table-cell>
          <table:table-cell table:formula="of:=[.E10]-[.G10]" office:value-type="float" office:value="161.980275" calcext:value-type="float">
            <text:p>161.98</text:p>
          </table:table-cell>
          <table:table-cell office:value-type="float" office:value="166.808458" calcext:value-type="float">
            <text:p>166.81</text:p>
          </table:table-cell>
          <table:table-cell office:value-type="float" office:value="328.832466" calcext:value-type="float">
            <text:p>328.83</text:p>
          </table:table-cell>
          <table:table-cell office:value-type="float" office:value="0.02802" calcext:value-type="float">
            <text:p>0.03</text:p>
          </table:table-cell>
          <table:table-cell office:value-type="float" office:value="127.115463" calcext:value-type="float">
            <text:p>127.12</text:p>
          </table:table-cell>
          <table:table-cell office:value-type="float" office:value="201.646746" calcext:value-type="float">
            <text:p>201.65</text:p>
          </table:table-cell>
          <table:table-cell office:value-type="float" office:value="328.832631" calcext:value-type="float">
            <text:p>328.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7.115091" calcext:value-type="float">
            <text:p>287.12</text:p>
          </table:table-cell>
          <table:table-cell table:formula="of:=[.E11]-[.G11]" office:value-type="float" office:value="176.988025" calcext:value-type="float">
            <text:p>176.99</text:p>
          </table:table-cell>
          <table:table-cell office:value-type="float" office:value="110.127066" calcext:value-type="float">
            <text:p>110.13</text:p>
          </table:table-cell>
          <table:table-cell office:value-type="float" office:value="287.159617" calcext:value-type="float">
            <text:p>287.16</text:p>
          </table:table-cell>
          <table:table-cell office:value-type="float" office:value="0.031139" calcext:value-type="float">
            <text:p>0.03</text:p>
          </table:table-cell>
          <table:table-cell office:value-type="float" office:value="111.464092" calcext:value-type="float">
            <text:p>111.46</text:p>
          </table:table-cell>
          <table:table-cell office:value-type="float" office:value="175.638657" calcext:value-type="float">
            <text:p>175.64</text:p>
          </table:table-cell>
          <table:table-cell office:value-type="float" office:value="287.159824" calcext:value-type="float">
            <text:p>287.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8.284947" calcext:value-type="float">
            <text:p>268.28</text:p>
          </table:table-cell>
          <table:table-cell table:formula="of:=[.E12]-[.G12]" office:value-type="float" office:value="200.109961" calcext:value-type="float">
            <text:p>200.11</text:p>
          </table:table-cell>
          <table:table-cell office:value-type="float" office:value="68.174986" calcext:value-type="float">
            <text:p>68.17</text:p>
          </table:table-cell>
          <table:table-cell office:value-type="float" office:value="268.323721" calcext:value-type="float">
            <text:p>268.32</text:p>
          </table:table-cell>
          <table:table-cell office:value-type="float" office:value="0.110302" calcext:value-type="float">
            <text:p>0.11</text:p>
          </table:table-cell>
          <table:table-cell office:value-type="float" office:value="101.367664" calcext:value-type="float">
            <text:p>101.37</text:p>
          </table:table-cell>
          <table:table-cell office:value-type="float" office:value="166.588536" calcext:value-type="float">
            <text:p>166.59</text:p>
          </table:table-cell>
          <table:table-cell office:value-type="float" office:value="268.323908" calcext:value-type="float">
            <text:p>268.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8.380148" calcext:value-type="float">
            <text:p>258.38</text:p>
          </table:table-cell>
          <table:table-cell table:formula="of:=[.E13]-[.G13]" office:value-type="float" office:value="226.316448" calcext:value-type="float">
            <text:p>226.32</text:p>
          </table:table-cell>
          <table:table-cell office:value-type="float" office:value="32.0637" calcext:value-type="float">
            <text:p>32.06</text:p>
          </table:table-cell>
          <table:table-cell office:value-type="float" office:value="258.419015" calcext:value-type="float">
            <text:p>258.42</text:p>
          </table:table-cell>
          <table:table-cell office:value-type="float" office:value="2.167842" calcext:value-type="float">
            <text:p>2.17</text:p>
          </table:table-cell>
          <table:table-cell office:value-type="float" office:value="100.334669" calcext:value-type="float">
            <text:p>100.33</text:p>
          </table:table-cell>
          <table:table-cell office:value-type="float" office:value="155.630068" calcext:value-type="float">
            <text:p>155.63</text:p>
          </table:table-cell>
          <table:table-cell office:value-type="float" office:value="258.419197" calcext:value-type="float">
            <text:p>258.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1.510513" calcext:value-type="float">
            <text:p>261.51</text:p>
          </table:table-cell>
          <table:table-cell table:formula="of:=[.E14]-[.G14]" office:value-type="float" office:value="249.894399" calcext:value-type="float">
            <text:p>249.89</text:p>
          </table:table-cell>
          <table:table-cell office:value-type="float" office:value="11.616114" calcext:value-type="float">
            <text:p>11.62</text:p>
          </table:table-cell>
          <table:table-cell office:value-type="float" office:value="261.566407" calcext:value-type="float">
            <text:p>261.57</text:p>
          </table:table-cell>
          <table:table-cell office:value-type="float" office:value="36.976696" calcext:value-type="float">
            <text:p>36.98</text:p>
          </table:table-cell>
          <table:table-cell office:value-type="float" office:value="90.521055" calcext:value-type="float">
            <text:p>90.52</text:p>
          </table:table-cell>
          <table:table-cell office:value-type="float" office:value="133.900629" calcext:value-type="float">
            <text:p>133.90</text:p>
          </table:table-cell>
          <table:table-cell office:value-type="float" office:value="261.566584" calcext:value-type="float">
            <text:p>261.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4.431421" calcext:value-type="float">
            <text:p>254.43</text:p>
          </table:table-cell>
          <table:table-cell table:formula="of:=[.E15]-[.G15]" office:value-type="float" office:value="241.25187" calcext:value-type="float">
            <text:p>241.25</text:p>
          </table:table-cell>
          <table:table-cell office:value-type="float" office:value="13.179551" calcext:value-type="float">
            <text:p>13.18</text:p>
          </table:table-cell>
          <table:table-cell office:value-type="float" office:value="254.471757" calcext:value-type="float">
            <text:p>254.47</text:p>
          </table:table-cell>
          <table:table-cell office:value-type="float" office:value="12.370822" calcext:value-type="float">
            <text:p>12.37</text:p>
          </table:table-cell>
          <table:table-cell office:value-type="float" office:value="87.456384" calcext:value-type="float">
            <text:p>87.46</text:p>
          </table:table-cell>
          <table:table-cell office:value-type="float" office:value="154.532436" calcext:value-type="float">
            <text:p>154.53</text:p>
          </table:table-cell>
          <table:table-cell office:value-type="float" office:value="254.471952" calcext:value-type="float">
            <text:p>254.4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2.677786" calcext:value-type="float">
            <text:p>292.68</text:p>
          </table:table-cell>
          <table:table-cell table:formula="of:=[.E16]-[.G16]" office:value-type="float" office:value="292.374654" calcext:value-type="float">
            <text:p>292.37</text:p>
          </table:table-cell>
          <table:table-cell office:value-type="float" office:value="0.303132" calcext:value-type="float">
            <text:p>0.30</text:p>
          </table:table-cell>
          <table:table-cell office:value-type="float" office:value="292.734907" calcext:value-type="float">
            <text:p>292.73</text:p>
          </table:table-cell>
          <table:table-cell office:value-type="float" office:value="63.81683" calcext:value-type="float">
            <text:p>63.82</text:p>
          </table:table-cell>
          <table:table-cell office:value-type="float" office:value="85.746058" calcext:value-type="float">
            <text:p>85.75</text:p>
          </table:table-cell>
          <table:table-cell office:value-type="float" office:value="143.111136" calcext:value-type="float">
            <text:p>143.11</text:p>
          </table:table-cell>
          <table:table-cell office:value-type="float" office:value="292.735092" calcext:value-type="float">
            <text:p>292.7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85.13856" calcext:value-type="float">
            <text:p>385.14</text:p>
          </table:table-cell>
          <table:table-cell table:formula="of:=[.E17]-[.G17]" office:value-type="float" office:value="383.929501" calcext:value-type="float">
            <text:p>383.93</text:p>
          </table:table-cell>
          <table:table-cell office:value-type="float" office:value="1.209059" calcext:value-type="float">
            <text:p>1.21</text:p>
          </table:table-cell>
          <table:table-cell office:value-type="float" office:value="385.199427" calcext:value-type="float">
            <text:p>385.20</text:p>
          </table:table-cell>
          <table:table-cell office:value-type="float" office:value="149.895748" calcext:value-type="float">
            <text:p>149.90</text:p>
          </table:table-cell>
          <table:table-cell office:value-type="float" office:value="98.711081" calcext:value-type="float">
            <text:p>98.71</text:p>
          </table:table-cell>
          <table:table-cell office:value-type="float" office:value="135.932484" calcext:value-type="float">
            <text:p>135.93</text:p>
          </table:table-cell>
          <table:table-cell office:value-type="float" office:value="385.199608" calcext:value-type="float">
            <text:p>385.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1.498186" calcext:value-type="float">
            <text:p>551.50</text:p>
          </table:table-cell>
          <table:table-cell table:formula="of:=[.E18]-[.G18]" office:value-type="float" office:value="551.49645" calcext:value-type="float">
            <text:p>551.50</text:p>
          </table:table-cell>
          <table:table-cell office:value-type="float" office:value="0.001736" calcext:value-type="float">
            <text:p>0.00</text:p>
          </table:table-cell>
          <table:table-cell office:value-type="float" office:value="551.575872" calcext:value-type="float">
            <text:p>551.58</text:p>
          </table:table-cell>
          <table:table-cell office:value-type="float" office:value="285.000364" calcext:value-type="float">
            <text:p>285.00</text:p>
          </table:table-cell>
          <table:table-cell office:value-type="float" office:value="145.411255" calcext:value-type="float">
            <text:p>145.41</text:p>
          </table:table-cell>
          <table:table-cell office:value-type="float" office:value="120.923833" calcext:value-type="float">
            <text:p>120.92</text:p>
          </table:table-cell>
          <table:table-cell office:value-type="float" office:value="551.576079" calcext:value-type="float">
            <text:p>551.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5.509666" calcext:value-type="float">
            <text:p>805.51</text:p>
          </table:table-cell>
          <table:table-cell table:formula="of:=[.E19]-[.G19]" office:value-type="float" office:value="805.508455" calcext:value-type="float">
            <text:p>805.51</text:p>
          </table:table-cell>
          <table:table-cell office:value-type="float" office:value="0.001211" calcext:value-type="float">
            <text:p>0.00</text:p>
          </table:table-cell>
          <table:table-cell office:value-type="float" office:value="805.556733" calcext:value-type="float">
            <text:p>805.56</text:p>
          </table:table-cell>
          <table:table-cell office:value-type="float" office:value="712.776242" calcext:value-type="float">
            <text:p>712.78</text:p>
          </table:table-cell>
          <table:table-cell office:value-type="float" office:value="23.386642" calcext:value-type="float">
            <text:p>23.39</text:p>
          </table:table-cell>
          <table:table-cell office:value-type="float" office:value="69.330025" calcext:value-type="float">
            <text:p>69.33</text:p>
          </table:table-cell>
          <table:table-cell office:value-type="float" office:value="805.55687" calcext:value-type="float">
            <text:p>805.56</text:p>
          </table:table-cell>
        </table:table-row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/>
          <table:table-cell office:value-type="float" office:value="41121" calcext:value-type="float">
            <text:p>4112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062.430926" calcext:value-type="float">
            <text:p>1062.43</text:p>
          </table:table-cell>
          <table:table-cell table:formula="of:=[.E24]-[.G24]" office:value-type="float" office:value="111.719105" calcext:value-type="float">
            <text:p>111.72</text:p>
          </table:table-cell>
          <table:table-cell office:value-type="float" office:value="950.711821" calcext:value-type="float">
            <text:p>950.71</text:p>
          </table:table-cell>
          <table:table-cell table:style-name="ce11" office:value-type="float" office:value="1062.586732" calcext:value-type="float">
            <text:p>1062.59</text:p>
          </table:table-cell>
          <table:table-cell office:value-type="float" office:value="0.029819" calcext:value-type="float">
            <text:p>0.03</text:p>
          </table:table-cell>
          <table:table-cell office:value-type="float" office:value="187.977463" calcext:value-type="float">
            <text:p>187.98</text:p>
          </table:table-cell>
          <table:table-cell office:value-type="float" office:value="874.554057" calcext:value-type="float">
            <text:p>874.55</text:p>
          </table:table-cell>
          <table:table-cell table:style-name="ce11" office:value-type="float" office:value="1062.586872" calcext:value-type="float">
            <text:p>1062.5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552.648251" calcext:value-type="float">
            <text:p>552.65</text:p>
          </table:table-cell>
          <table:table-cell table:formula="of:=[.E25]-[.G25]" office:value-type="float" office:value="110.523297" calcext:value-type="float">
            <text:p>110.52</text:p>
          </table:table-cell>
          <table:table-cell office:value-type="float" office:value="442.124954" calcext:value-type="float">
            <text:p>442.12</text:p>
          </table:table-cell>
          <table:table-cell table:style-name="ce11" office:value-type="float" office:value="552.771288" calcext:value-type="float">
            <text:p>552.77</text:p>
          </table:table-cell>
          <table:table-cell office:value-type="float" office:value="0.043031" calcext:value-type="float">
            <text:p>0.04</text:p>
          </table:table-cell>
          <table:table-cell office:value-type="float" office:value="94.145354" calcext:value-type="float">
            <text:p>94.15</text:p>
          </table:table-cell>
          <table:table-cell office:value-type="float" office:value="458.553249" calcext:value-type="float">
            <text:p>458.55</text:p>
          </table:table-cell>
          <table:table-cell table:style-name="ce11" office:value-type="float" office:value="552.771447" calcext:value-type="float">
            <text:p>552.7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402.478725" calcext:value-type="float">
            <text:p>402.48</text:p>
          </table:table-cell>
          <table:table-cell table:formula="of:=[.E26]-[.G26]" office:value-type="float" office:value="122.270284" calcext:value-type="float">
            <text:p>122.27</text:p>
          </table:table-cell>
          <table:table-cell office:value-type="float" office:value="280.208441" calcext:value-type="float">
            <text:p>280.21</text:p>
          </table:table-cell>
          <table:table-cell table:style-name="ce11" office:value-type="float" office:value="402.559403" calcext:value-type="float">
            <text:p>402.56</text:p>
          </table:table-cell>
          <table:table-cell office:value-type="float" office:value="0.043564" calcext:value-type="float">
            <text:p>0.04</text:p>
          </table:table-cell>
          <table:table-cell office:value-type="float" office:value="69.633182" calcext:value-type="float">
            <text:p>69.63</text:p>
          </table:table-cell>
          <table:table-cell office:value-type="float" office:value="332.850072" calcext:value-type="float">
            <text:p>332.85</text:p>
          </table:table-cell>
          <table:table-cell table:style-name="ce11" office:value-type="float" office:value="402.559541" calcext:value-type="float">
            <text:p>402.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318.885702" calcext:value-type="float">
            <text:p>318.89</text:p>
          </table:table-cell>
          <table:table-cell table:formula="of:=[.E27]-[.G27]" office:value-type="float" office:value="122.858294" calcext:value-type="float">
            <text:p>122.86</text:p>
          </table:table-cell>
          <table:table-cell office:value-type="float" office:value="196.027408" calcext:value-type="float">
            <text:p>196.03</text:p>
          </table:table-cell>
          <table:table-cell table:style-name="ce11" office:value-type="float" office:value="318.941065" calcext:value-type="float">
            <text:p>318.94</text:p>
          </table:table-cell>
          <table:table-cell office:value-type="float" office:value="0.029047" calcext:value-type="float">
            <text:p>0.03</text:p>
          </table:table-cell>
          <table:table-cell office:value-type="float" office:value="53.510884" calcext:value-type="float">
            <text:p>53.51</text:p>
          </table:table-cell>
          <table:table-cell office:value-type="float" office:value="265.368492" calcext:value-type="float">
            <text:p>265.37</text:p>
          </table:table-cell>
          <table:table-cell table:style-name="ce11" office:value-type="float" office:value="318.94119" calcext:value-type="float">
            <text:p>318.9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49.392751" calcext:value-type="float">
            <text:p>249.39</text:p>
          </table:table-cell>
          <table:table-cell table:formula="of:=[.E28]-[.G28]" office:value-type="float" office:value="134.596002" calcext:value-type="float">
            <text:p>134.60</text:p>
          </table:table-cell>
          <table:table-cell office:value-type="float" office:value="114.796749" calcext:value-type="float">
            <text:p>114.80</text:p>
          </table:table-cell>
          <table:table-cell table:style-name="ce11" office:value-type="float" office:value="249.436127" calcext:value-type="float">
            <text:p>249.44</text:p>
          </table:table-cell>
          <table:table-cell office:value-type="float" office:value="0.032834" calcext:value-type="float">
            <text:p>0.03</text:p>
          </table:table-cell>
          <table:table-cell office:value-type="float" office:value="43.49432" calcext:value-type="float">
            <text:p>43.49</text:p>
          </table:table-cell>
          <table:table-cell office:value-type="float" office:value="205.875536" calcext:value-type="float">
            <text:p>205.88</text:p>
          </table:table-cell>
          <table:table-cell table:style-name="ce11" office:value-type="float" office:value="249.436263" calcext:value-type="float">
            <text:p>249.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209.84554" calcext:value-type="float">
            <text:p>209.85</text:p>
          </table:table-cell>
          <table:table-cell table:formula="of:=[.E29]-[.G29]" office:value-type="float" office:value="139.753674" calcext:value-type="float">
            <text:p>139.75</text:p>
          </table:table-cell>
          <table:table-cell office:value-type="float" office:value="70.091866" calcext:value-type="float">
            <text:p>70.09</text:p>
          </table:table-cell>
          <table:table-cell table:style-name="ce11" office:value-type="float" office:value="209.898232" calcext:value-type="float">
            <text:p>209.90</text:p>
          </table:table-cell>
          <table:table-cell office:value-type="float" office:value="0.03075" calcext:value-type="float">
            <text:p>0.03</text:p>
          </table:table-cell>
          <table:table-cell office:value-type="float" office:value="36.526546" calcext:value-type="float">
            <text:p>36.53</text:p>
          </table:table-cell>
          <table:table-cell office:value-type="float" office:value="173.308709" calcext:value-type="float">
            <text:p>173.31</text:p>
          </table:table-cell>
          <table:table-cell table:style-name="ce11" office:value-type="float" office:value="209.898422" calcext:value-type="float">
            <text:p>209.9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97.751022" calcext:value-type="float">
            <text:p>197.75</text:p>
          </table:table-cell>
          <table:table-cell table:formula="of:=[.E30]-[.G30]" office:value-type="float" office:value="137.664765" calcext:value-type="float">
            <text:p>137.66</text:p>
          </table:table-cell>
          <table:table-cell office:value-type="float" office:value="60.086257" calcext:value-type="float">
            <text:p>60.09</text:p>
          </table:table-cell>
          <table:table-cell table:style-name="ce11" office:value-type="float" office:value="197.797651" calcext:value-type="float">
            <text:p>197.80</text:p>
          </table:table-cell>
          <table:table-cell office:value-type="float" office:value="0.041921" calcext:value-type="float">
            <text:p>0.04</text:p>
          </table:table-cell>
          <table:table-cell office:value-type="float" office:value="34.255898" calcext:value-type="float">
            <text:p>34.26</text:p>
          </table:table-cell>
          <table:table-cell office:value-type="float" office:value="163.480544" calcext:value-type="float">
            <text:p>163.48</text:p>
          </table:table-cell>
          <table:table-cell table:style-name="ce11" office:value-type="float" office:value="197.797858" calcext:value-type="float">
            <text:p>197.8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office:value-type="float" office:value="172.136402" calcext:value-type="float">
            <text:p>172.14</text:p>
          </table:table-cell>
          <table:table-cell table:formula="of:=[.E31]-[.G31]" office:value-type="float" office:value="166.511696" calcext:value-type="float">
            <text:p>166.51</text:p>
          </table:table-cell>
          <table:table-cell office:value-type="float" office:value="5.624706" calcext:value-type="float">
            <text:p>5.62</text:p>
          </table:table-cell>
          <table:table-cell table:style-name="ce11" office:value-type="float" office:value="172.167296" calcext:value-type="float">
            <text:p>172.17</text:p>
          </table:table-cell>
          <table:table-cell office:value-type="float" office:value="2.869164" calcext:value-type="float">
            <text:p>2.87</text:p>
          </table:table-cell>
          <table:table-cell office:value-type="float" office:value="34.661366" calcext:value-type="float">
            <text:p>34.66</text:p>
          </table:table-cell>
          <table:table-cell office:value-type="float" office:value="134.625928" calcext:value-type="float">
            <text:p>134.63</text:p>
          </table:table-cell>
          <table:table-cell table:style-name="ce11" office:value-type="float" office:value="172.167444" calcext:value-type="float">
            <text:p>172.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68.917761" calcext:value-type="float">
            <text:p>168.92</text:p>
          </table:table-cell>
          <table:table-cell table:formula="of:=[.E32]-[.G32]" office:value-type="float" office:value="168.118039" calcext:value-type="float">
            <text:p>168.12</text:p>
          </table:table-cell>
          <table:table-cell office:value-type="float" office:value="0.799722" calcext:value-type="float">
            <text:p>0.80</text:p>
          </table:table-cell>
          <table:table-cell table:style-name="ce11" office:value-type="float" office:value="168.953291" calcext:value-type="float">
            <text:p>168.95</text:p>
          </table:table-cell>
          <table:table-cell office:value-type="float" office:value="9.154356" calcext:value-type="float">
            <text:p>9.15</text:p>
          </table:table-cell>
          <table:table-cell office:value-type="float" office:value="34.057664" calcext:value-type="float">
            <text:p>34.06</text:p>
          </table:table-cell>
          <table:table-cell office:value-type="float" office:value="125.721884" calcext:value-type="float">
            <text:p>125.72</text:p>
          </table:table-cell>
          <table:table-cell table:style-name="ce11" office:value-type="float" office:value="168.953436" calcext:value-type="float">
            <text:p>168.9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83.174487" calcext:value-type="float">
            <text:p>183.17</text:p>
          </table:table-cell>
          <table:table-cell table:formula="of:=[.E33]-[.G33]" office:value-type="float" office:value="183.056835" calcext:value-type="float">
            <text:p>183.06</text:p>
          </table:table-cell>
          <table:table-cell office:value-type="float" office:value="0.117652" calcext:value-type="float">
            <text:p>0.12</text:p>
          </table:table-cell>
          <table:table-cell table:style-name="ce11" office:value-type="float" office:value="183.205068" calcext:value-type="float">
            <text:p>183.21</text:p>
          </table:table-cell>
          <table:table-cell office:value-type="float" office:value="42.11252" calcext:value-type="float">
            <text:p>42.11</text:p>
          </table:table-cell>
          <table:table-cell office:value-type="float" office:value="30.587491" calcext:value-type="float">
            <text:p>30.59</text:p>
          </table:table-cell>
          <table:table-cell office:value-type="float" office:value="110.492617" calcext:value-type="float">
            <text:p>110.49</text:p>
          </table:table-cell>
          <table:table-cell table:style-name="ce11" office:value-type="float" office:value="183.20526" calcext:value-type="float">
            <text:p>183.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213.795322" calcext:value-type="float">
            <text:p>213.80</text:p>
          </table:table-cell>
          <table:table-cell table:formula="of:=[.E34]-[.G34]" office:value-type="float" office:value="213.794419" calcext:value-type="float">
            <text:p>213.79</text:p>
          </table:table-cell>
          <table:table-cell office:value-type="float" office:value="0.000903" calcext:value-type="float">
            <text:p>0.00</text:p>
          </table:table-cell>
          <table:table-cell table:style-name="ce11" office:value-type="float" office:value="213.825415" calcext:value-type="float">
            <text:p>213.83</text:p>
          </table:table-cell>
          <table:table-cell office:value-type="float" office:value="95.210905" calcext:value-type="float">
            <text:p>95.21</text:p>
          </table:table-cell>
          <table:table-cell office:value-type="float" office:value="26.729043" calcext:value-type="float">
            <text:p>26.73</text:p>
          </table:table-cell>
          <table:table-cell office:value-type="float" office:value="91.873783" calcext:value-type="float">
            <text:p>91.87</text:p>
          </table:table-cell>
          <table:table-cell table:style-name="ce11" office:value-type="float" office:value="213.825606" calcext:value-type="float">
            <text:p>213.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245.779425" calcext:value-type="float">
            <text:p>245.78</text:p>
          </table:table-cell>
          <table:table-cell table:formula="of:=[.E35]-[.G35]" office:value-type="float" office:value="245.778474" calcext:value-type="float">
            <text:p>245.78</text:p>
          </table:table-cell>
          <table:table-cell office:value-type="float" office:value="0.000951" calcext:value-type="float">
            <text:p>0.00</text:p>
          </table:table-cell>
          <table:table-cell table:style-name="ce11" office:value-type="float" office:value="245.8127" calcext:value-type="float">
            <text:p>245.81</text:p>
          </table:table-cell>
          <table:table-cell office:value-type="float" office:value="130.603184" calcext:value-type="float">
            <text:p>130.60</text:p>
          </table:table-cell>
          <table:table-cell office:value-type="float" office:value="26.051827" calcext:value-type="float">
            <text:p>26.05</text:p>
          </table:table-cell>
          <table:table-cell office:value-type="float" office:value="89.144971" calcext:value-type="float">
            <text:p>89.14</text:p>
          </table:table-cell>
          <table:table-cell table:style-name="ce11" office:value-type="float" office:value="245.812796" calcext:value-type="float">
            <text:p>245.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327.353383" calcext:value-type="float">
            <text:p>327.35</text:p>
          </table:table-cell>
          <table:table-cell table:formula="of:=[.E36]-[.G36]" office:value-type="float" office:value="327.352181" calcext:value-type="float">
            <text:p>327.35</text:p>
          </table:table-cell>
          <table:table-cell office:value-type="float" office:value="0.001202" calcext:value-type="float">
            <text:p>0.00</text:p>
          </table:table-cell>
          <table:table-cell table:style-name="ce11" office:value-type="float" office:value="327.402156" calcext:value-type="float">
            <text:p>327.40</text:p>
          </table:table-cell>
          <table:table-cell office:value-type="float" office:value="223.582439" calcext:value-type="float">
            <text:p>223.58</text:p>
          </table:table-cell>
          <table:table-cell office:value-type="float" office:value="23.979468" calcext:value-type="float">
            <text:p>23.98</text:p>
          </table:table-cell>
          <table:table-cell office:value-type="float" office:value="79.810714" calcext:value-type="float">
            <text:p>79.81</text:p>
          </table:table-cell>
          <table:table-cell table:style-name="ce11" office:value-type="float" office:value="327.402357" calcext:value-type="float">
            <text:p>327.4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493.421911" calcext:value-type="float">
            <text:p>493.42</text:p>
          </table:table-cell>
          <table:table-cell table:formula="of:=[.E37]-[.G37]" office:value-type="float" office:value="493.42024" calcext:value-type="float">
            <text:p>493.42</text:p>
          </table:table-cell>
          <table:table-cell office:value-type="float" office:value="0.001671" calcext:value-type="float">
            <text:p>0.00</text:p>
          </table:table-cell>
          <table:table-cell table:style-name="ce11" office:value-type="float" office:value="493.459726" calcext:value-type="float">
            <text:p>493.46</text:p>
          </table:table-cell>
          <table:table-cell office:value-type="float" office:value="394.706236" calcext:value-type="float">
            <text:p>394.71</text:p>
          </table:table-cell>
          <table:table-cell office:value-type="float" office:value="23.407601" calcext:value-type="float">
            <text:p>23.41</text:p>
          </table:table-cell>
          <table:table-cell office:value-type="float" office:value="75.306896" calcext:value-type="float">
            <text:p>75.31</text:p>
          </table:table-cell>
          <table:table-cell table:style-name="ce11" office:value-type="float" office:value="493.459813" calcext:value-type="float">
            <text:p>493.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890.831997" calcext:value-type="float">
            <text:p>890.83</text:p>
          </table:table-cell>
          <table:table-cell table:formula="of:=[.E38]-[.G38]" office:value-type="float" office:value="890.829644" calcext:value-type="float">
            <text:p>890.83</text:p>
          </table:table-cell>
          <table:table-cell office:value-type="float" office:value="0.002353" calcext:value-type="float">
            <text:p>0.00</text:p>
          </table:table-cell>
          <table:table-cell table:style-name="ce11" office:value-type="float" office:value="890.882532" calcext:value-type="float">
            <text:p>890.88</text:p>
          </table:table-cell>
          <table:table-cell office:value-type="float" office:value="784.89305" calcext:value-type="float">
            <text:p>784.89</text:p>
          </table:table-cell>
          <table:table-cell office:value-type="float" office:value="25.755072" calcext:value-type="float">
            <text:p>25.76</text:p>
          </table:table-cell>
          <table:table-cell office:value-type="float" office:value="80.031445" calcext:value-type="float">
            <text:p>80.03</text:p>
          </table:table-cell>
          <table:table-cell table:style-name="ce11" office:value-type="float" office:value="890.88268" calcext:value-type="float">
            <text:p>890.88</text:p>
          </table:table-cell>
        </table:table-row>
      </table:table>
      <table:table table:name="DRAM-Only" table:style-name="ta1">
        <table:table-column table:style-name="co10" table:default-cell-style-name="Default"/>
        <table:table-column table:style-name="co9" table:default-cell-style-name="Default"/>
        <table:table-column table:style-name="co11" table:default-cell-style-name="ce11"/>
        <table:table-column table:style-name="co9" table:default-cell-style-name="ce11"/>
        <table:table-column table:style-name="co12" table:default-cell-style-name="ce1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Iteration</text:p>
          </table:table-cell>
          <table:table-cell table:style-name="Default" office:value-type="string" calcext:value-type="string">
            <text:p>Calculation</text:p>
          </table:table-cell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61.69063" calcext:value-type="float">
            <text:p>1261.69</text:p>
          </table:table-cell>
          <table:table-cell office:value-type="float" office:value="779.768959" calcext:value-type="float">
            <text:p>779.77</text:p>
          </table:table-cell>
          <table:table-cell office:value-type="float" office:value="481.921671" calcext:value-type="float">
            <text:p>481.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58.479712" calcext:value-type="float">
            <text:p>658.48</text:p>
          </table:table-cell>
          <table:table-cell office:value-type="float" office:value="411.278363" calcext:value-type="float">
            <text:p>411.28</text:p>
          </table:table-cell>
          <table:table-cell office:value-type="float" office:value="247.201349" calcext:value-type="float">
            <text:p>247.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7.765097" calcext:value-type="float">
            <text:p>447.77</text:p>
          </table:table-cell>
          <table:table-cell office:value-type="float" office:value="278.456053" calcext:value-type="float">
            <text:p>278.46</text:p>
          </table:table-cell>
          <table:table-cell office:value-type="float" office:value="169.309044" calcext:value-type="float">
            <text:p>169.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8.404029" calcext:value-type="float">
            <text:p>348.40</text:p>
          </table:table-cell>
          <table:table-cell office:value-type="float" office:value="219.888644" calcext:value-type="float">
            <text:p>219.89</text:p>
          </table:table-cell>
          <table:table-cell office:value-type="float" office:value="128.515385" calcext:value-type="float">
            <text:p>128.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2.040488" calcext:value-type="float">
            <text:p>282.04</text:p>
          </table:table-cell>
          <table:table-cell office:value-type="float" office:value="178.15816" calcext:value-type="float">
            <text:p>178.16</text:p>
          </table:table-cell>
          <table:table-cell office:value-type="float" office:value="103.882328" calcext:value-type="float">
            <text:p>103.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7.251108" calcext:value-type="float">
            <text:p>237.25</text:p>
          </table:table-cell>
          <table:table-cell office:value-type="float" office:value="148.965115" calcext:value-type="float">
            <text:p>148.97</text:p>
          </table:table-cell>
          <table:table-cell office:value-type="float" office:value="88.285993" calcext:value-type="float">
            <text:p>88.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2.720748" calcext:value-type="float">
            <text:p>212.72</text:p>
          </table:table-cell>
          <table:table-cell office:value-type="float" office:value="135.13639" calcext:value-type="float">
            <text:p>135.14</text:p>
          </table:table-cell>
          <table:table-cell office:value-type="float" office:value="77.584358" calcext:value-type="float">
            <text:p>77.5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9.071605" calcext:value-type="float">
            <text:p>189.07</text:p>
          </table:table-cell>
          <table:table-cell office:value-type="float" office:value="120.763393" calcext:value-type="float">
            <text:p>120.76</text:p>
          </table:table-cell>
          <table:table-cell office:value-type="float" office:value="68.308212" calcext:value-type="float">
            <text:p>68.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6.454971" calcext:value-type="float">
            <text:p>176.45</text:p>
          </table:table-cell>
          <table:table-cell office:value-type="float" office:value="112.839271" calcext:value-type="float">
            <text:p>112.84</text:p>
          </table:table-cell>
          <table:table-cell office:value-type="float" office:value="63.6157" calcext:value-type="float">
            <text:p>63.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5.787251" calcext:value-type="float">
            <text:p>165.79</text:p>
          </table:table-cell>
          <table:table-cell office:value-type="float" office:value="108.614465" calcext:value-type="float">
            <text:p>108.61</text:p>
          </table:table-cell>
          <table:table-cell office:value-type="float" office:value="57.172786" calcext:value-type="float">
            <text:p>57.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8.760029" calcext:value-type="float">
            <text:p>158.76</text:p>
          </table:table-cell>
          <table:table-cell office:value-type="float" office:value="105.662529" calcext:value-type="float">
            <text:p>105.66</text:p>
          </table:table-cell>
          <table:table-cell office:value-type="float" office:value="53.0975" calcext:value-type="float">
            <text:p>53.1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3.549676" calcext:value-type="float">
            <text:p>153.55</text:p>
          </table:table-cell>
          <table:table-cell office:value-type="float" office:value="103.314107" calcext:value-type="float">
            <text:p>103.31</text:p>
          </table:table-cell>
          <table:table-cell office:value-type="float" office:value="50.235569" calcext:value-type="float">
            <text:p>50.2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8.730972" calcext:value-type="float">
            <text:p>148.73</text:p>
          </table:table-cell>
          <table:table-cell office:value-type="float" office:value="100.917993" calcext:value-type="float">
            <text:p>100.92</text:p>
          </table:table-cell>
          <table:table-cell office:value-type="float" office:value="47.812979" calcext:value-type="float">
            <text:p>47.8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4.259577" calcext:value-type="float">
            <text:p>144.26</text:p>
          </table:table-cell>
          <table:table-cell office:value-type="float" office:value="99.548669" calcext:value-type="float">
            <text:p>99.55</text:p>
          </table:table-cell>
          <table:table-cell office:value-type="float" office:value="44.710908" calcext:value-type="float">
            <text:p>44.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1.088213" calcext:value-type="float">
            <text:p>141.09</text:p>
          </table:table-cell>
          <table:table-cell office:value-type="float" office:value="99.156307" calcext:value-type="float">
            <text:p>99.16</text:p>
          </table:table-cell>
          <table:table-cell office:value-type="float" office:value="41.931906" calcext:value-type="float">
            <text:p>41.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9.713037" calcext:value-type="float">
            <text:p>139.71</text:p>
          </table:table-cell>
          <table:table-cell office:value-type="float" office:value="99.809293" calcext:value-type="float">
            <text:p>99.81</text:p>
          </table:table-cell>
          <table:table-cell office:value-type="float" office:value="39.903744" calcext:value-type="float">
            <text:p>39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00:18:14.810630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7:23:35.641186584</meta:creation-date>
    <dc:date>2021-11-05T00:20:50.746975129</dc:date>
    <meta:editing-duration>PT5H59M27S</meta:editing-duration>
    <meta:editing-cycles>10</meta:editing-cycles>
    <meta:generator>LibreOffice/7.0.6.2$Linux_X86_64 LibreOffice_project/00$Build-2</meta:generator>
    <meta:document-statistic meta:table-count="2" meta:cell-count="447" meta:object-count="0"/>
  </office:meta>
</office:document-meta>
</file>